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0000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808080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top="0.42cm" fo:margin-bottom="0.35cm"/>
      <style:text-properties fo:font-size="10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family="'Courier 10 Pitch'" style:font-pitch="fixed"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Courier 10 Pitch'" style:font-pitch="fixed"/>
    </style:style>
    <style:style style:name="T6" style:family="text">
      <style:text-properties fo:font-family="'Courier 10 Pitch'" style:font-pitch="fixed" fo:font-size="11pt" style:font-size-asian="11pt" style:font-size-complex="11pt"/>
    </style:style>
    <style:style style:name="T7" style:family="text">
      <style:text-properties fo:font-family="'Courier 10 Pitch'" style:font-pitch="fixed" fo:font-size="11pt" style:font-size-asian="11pt" style:font-size-complex="11pt"/>
    </style:style>
    <style:style style:name="T8" style:family="text">
      <style:text-properties fo:color="#cccccc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id="id1" draw:layer="layout" svg:width="1.27cm" svg:height="1.27cm" svg:x="2.27cm" svg:y="5.145cm">
          <text:p text:style-name="P1"><text:span text:style-name="T1">Spik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2" draw:layer="layout" svg:width="3.175cm" svg:height="1.27cm" svg:x="4.81cm" svg:y="2.91cm">
          <text:p text:style-name="P1"><text:span text:style-name="T2">TxtSpkHandl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905cm" svg:y1="5.145cm" svg:x2="4.81cm" svg:y2="3.545cm" draw:start-shape="id1" draw:start-glue-point="5" draw:end-shape="id2" draw:end-glue-point="3" svg:d="m2905 5145v-1600h1905">
          <text:p/>
        </draw:connector>
        <draw:custom-shape draw:style-name="gr1" draw:text-style-name="P3" draw:id="id4" draw:layer="layout" svg:width="3.175cm" svg:height="1.27cm" svg:x="13.911cm" svg:y="2.91cm">
          <text:p text:style-name="P1"><text:span text:style-name="T2">Patter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3" draw:layer="layout" svg:width="3.175cm" svg:height="1.27cm" svg:x="9.511cm" svg:y="2.91cm">
          <text:p text:style-name="P1"><text:span text:style-name="T2">CountMatri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85cm" svg:y1="3.545cm" svg:x2="9.511cm" svg:y2="3.545cm" draw:start-shape="id2" draw:start-glue-point="1" draw:end-shape="id3" draw:end-glue-point="3" svg:d="m7985 3545h1526">
          <text:p/>
        </draw:connector>
        <draw:connector draw:style-name="gr2" draw:text-style-name="P1" draw:layer="layout" svg:x1="12.686cm" svg:y1="3.545cm" svg:x2="13.911cm" svg:y2="3.545cm" draw:start-shape="id3" draw:start-glue-point="1" draw:end-shape="id4" svg:d="m12686 3545h1225">
          <text:p/>
        </draw:connector>
        <draw:custom-shape draw:style-name="gr1" draw:text-style-name="P3" draw:id="id6" draw:layer="layout" svg:width="3.175cm" svg:height="1.27cm" svg:x="13.912cm" svg:y="5.125cm">
          <text:p text:style-name="P1"><text:span text:style-name="T2">TxtBahav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.27cm" svg:height="1.27cm" svg:x="10.57cm" svg:y="5.125cm">
          <text:p text:style-name="P1"><text:span text:style-name="T1">Beh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11.84cm" svg:y1="5.76cm" svg:x2="13.912cm" svg:y2="5.76cm" draw:start-shape="id5" draw:start-glue-point="8" draw:end-shape="id6" draw:end-glue-point="3" svg:d="m11840 5760h2072">
          <text:p/>
        </draw:connector>
        <draw:custom-shape draw:style-name="gr1" draw:text-style-name="P3" draw:id="id7" draw:layer="layout" svg:width="3.175cm" svg:height="1.27cm" svg:x="18.312cm" svg:y="2.91cm">
          <text:p text:style-name="P1"><text:span text:style-name="T2">DSBuil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086cm" svg:y1="3.545cm" svg:x2="18.312cm" svg:y2="3.545cm" draw:start-shape="id4" draw:start-glue-point="1" draw:end-shape="id7" draw:end-glue-point="3" svg:d="m17086 3545h1226">
          <text:p/>
        </draw:connector>
        <draw:connector draw:style-name="gr2" draw:text-style-name="P1" draw:layer="layout" svg:x1="17.087cm" svg:y1="5.76cm" svg:x2="19.899cm" svg:y2="4.18cm" draw:start-shape="id6" draw:start-glue-point="1" draw:end-shape="id7" draw:end-glue-point="2" svg:d="m17087 5760h2812v-1580">
          <text:p/>
        </draw:connector>
        <draw:custom-shape draw:style-name="gr1" draw:text-style-name="P2" draw:id="id8" draw:layer="layout" svg:width="1.27cm" svg:height="1.26cm" svg:x="22.77cm" svg:y="2.915cm">
          <text:p text:style-name="P1"><text:span text:style-name="T1">Arff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21.487cm" svg:y1="3.545cm" svg:x2="22.77cm" svg:y2="3.545cm" draw:start-shape="id7" draw:start-glue-point="1" draw:end-shape="id8" draw:end-glue-point="6" svg:d="m21487 3545h1283">
          <text:p/>
        </draw:connector>
        <draw:frame draw:style-name="gr3" draw:text-style-name="P4" draw:layer="layout" svg:width="14.464cm" svg:height="0.962cm" svg:x="6.744cm" svg:y="1.635cm">
          <draw:text-box>
            <text:p><text:span text:style-name="T3">Weka data file generation from spike time files</text:span></text:p>
          </draw:text-box>
        </draw:frame>
      </draw:page>
      <draw:page draw:name="page2" draw:style-name="dp1" draw:master-page-name="Padrão">
        <draw:custom-shape draw:style-name="gr1" draw:text-style-name="P2" draw:id="id9" draw:layer="layout" svg:width="1.27cm" svg:height="1.27cm" svg:x="2.271cm" svg:y="5.146cm">
          <text:p text:style-name="P1"><text:span text:style-name="T1">Spik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10" draw:layer="layout" svg:width="3.175cm" svg:height="1.27cm" svg:x="4.811cm" svg:y="2.911cm">
          <text:p text:style-name="P1"><text:span text:style-name="T2">TxtSpkHandl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906cm" svg:y1="5.146cm" svg:x2="4.811cm" svg:y2="3.546cm" draw:start-shape="id9" draw:start-glue-point="5" draw:end-shape="id10" draw:end-glue-point="3" svg:d="m2906 5146v-1600h1905">
          <text:p/>
        </draw:connector>
        <draw:connector draw:style-name="gr2" draw:text-style-name="P1" draw:layer="layout" svg:x1="7.986cm" svg:y1="3.546cm" svg:x2="9.512cm" svg:y2="3.546cm" draw:start-shape="id10" draw:start-glue-point="1" svg:d="m7986 3546h1526">
          <text:p/>
        </draw:connector>
        <draw:custom-shape draw:style-name="gr4" draw:text-style-name="P3" draw:id="id13" draw:layer="layout" svg:width="3.175cm" svg:height="1.27cm" svg:x="9.534cm" svg:y="6.495cm">
          <text:p text:style-name="P1"><text:span text:style-name="T2">DSBuild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2" draw:layer="layout" svg:width="3.175cm" svg:height="1.27cm" svg:x="4.847cm" svg:y="6.495cm">
          <text:p text:style-name="P1"><text:span text:style-name="T2">TxtBahav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1.27cm" svg:height="1.27cm" svg:x="2.27cm" svg:y="8.45cm">
          <text:p text:style-name="P1"><text:span text:style-name="T1">Beh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3.54cm" svg:y1="9.085cm" svg:x2="4.847cm" svg:y2="7.13cm" draw:start-shape="id11" draw:start-glue-point="8" draw:end-shape="id12" draw:end-glue-point="3" svg:d="m3540 9085h654v-1955h653">
          <text:p/>
        </draw:connector>
        <draw:connector draw:style-name="gr2" draw:text-style-name="P1" draw:layer="layout" svg:x1="8.022cm" svg:y1="7.13cm" svg:x2="9.534cm" svg:y2="7.13cm" draw:start-shape="id12" draw:start-glue-point="1" draw:end-shape="id13" draw:end-glue-point="3" svg:d="m8022 7130h1512">
          <text:p/>
        </draw:connector>
        <draw:connector draw:style-name="gr2" draw:text-style-name="P1" draw:layer="layout" svg:x1="11.121cm" svg:y1="6.495cm" svg:x2="6.398cm" svg:y2="4.181cm" draw:start-shape="id13" draw:start-glue-point="0" draw:end-shape="id10" draw:end-glue-point="2" svg:d="m11121 6495v-1157h-4723v-1157">
          <text:p/>
        </draw:connector>
        <draw:custom-shape draw:style-name="gr1" draw:text-style-name="P3" draw:id="id15" draw:layer="layout" svg:width="3.175cm" svg:height="1.27cm" svg:x="13.912cm" svg:y="2.91cm">
          <text:p text:style-name="P1"><text:span text:style-name="T2">Patter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4" draw:layer="layout" svg:width="3.175cm" svg:height="1.27cm" svg:x="9.519cm" svg:y="2.91cm">
          <text:p text:style-name="P1"><text:span text:style-name="T2">CountMatri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694cm" svg:y1="3.545cm" svg:x2="13.912cm" svg:y2="3.545cm" draw:start-shape="id14" draw:start-glue-point="1" draw:end-shape="id15" svg:d="m12694 3545h1218">
          <text:p/>
        </draw:connector>
        <draw:connector draw:style-name="gr2" draw:text-style-name="P1" draw:layer="layout" svg:x1="11.121cm" svg:y1="6.495cm" svg:x2="11.106cm" svg:y2="4.18cm" draw:start-shape="id13" draw:start-glue-point="0" draw:end-shape="id14" svg:d="m11121 6495v-1157h-15v-1158">
          <text:p/>
        </draw:connector>
        <draw:connector draw:style-name="gr2" draw:text-style-name="P1" draw:layer="layout" svg:x1="11.121cm" svg:y1="6.495cm" svg:x2="15.499cm" svg:y2="4.18cm" draw:start-shape="id13" draw:start-glue-point="0" draw:end-shape="id15" svg:d="m11121 6495v-1157h4378v-1158">
          <text:p/>
        </draw:connector>
        <draw:frame draw:style-name="gr3" draw:text-style-name="P5" draw:layer="layout" svg:width="2.314cm" svg:height="0.645cm" svg:x="2.27cm" svg:y="2.905cm">
          <draw:text-box>
            <text:p><text:span text:style-name="T1">Spike times</text:span></text:p>
          </draw:text-box>
        </draw:frame>
        <draw:frame draw:style-name="gr3" draw:text-style-name="P6" draw:layer="layout" svg:width="0.756cm" svg:height="0.645cm" svg:x="5.645cm" svg:y="4.6cm">
          <draw:text-box>
            <text:p><text:span text:style-name="T4">A</text:span></text:p>
          </draw:text-box>
        </draw:frame>
        <draw:frame draw:style-name="gr3" draw:text-style-name="P6" draw:layer="layout" svg:width="0.756cm" svg:height="0.645cm" svg:x="10.345cm" svg:y="4.601cm">
          <draw:text-box>
            <text:p><text:span text:style-name="T4">B</text:span></text:p>
          </draw:text-box>
        </draw:frame>
        <draw:frame draw:style-name="gr3" draw:text-style-name="P6" draw:layer="layout" svg:width="0.756cm" svg:height="0.645cm" svg:x="14.745cm" svg:y="4.601cm">
          <draw:text-box>
            <text:p><text:span text:style-name="T4">C</text:span></text:p>
          </draw:text-box>
        </draw:frame>
        <draw:frame draw:style-name="gr3" draw:text-style-name="P5" draw:layer="layout" svg:width="3.012cm" svg:height="1.039cm" svg:x="4.17cm" svg:y="8.006cm">
          <draw:text-box>
            <text:p><text:span text:style-name="T1">Animal behavior</text:span></text:p>
            <text:p><text:span text:style-name="T1">information</text:span></text:p>
          </draw:text-box>
        </draw:frame>
        <draw:custom-shape draw:style-name="gr1" draw:text-style-name="P3" draw:id="id16" draw:layer="layout" svg:width="3.175cm" svg:height="1.27cm" svg:x="9.534cm" svg:y="9.895cm">
          <text:p text:style-name="P1"><text:span text:style-name="T2">AnimalSetu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21cm" svg:y1="9.895cm" svg:x2="11.121cm" svg:y2="7.765cm" draw:start-shape="id16" draw:start-glue-point="0" draw:end-shape="id13" draw:end-glue-point="2" svg:d="m11121 9895v-2130">
          <text:p/>
        </draw:connector>
        <draw:frame draw:style-name="gr3" draw:text-style-name="P5" draw:layer="layout" svg:width="3.245cm" svg:height="0.645cm" svg:x="11.07cm" svg:y="8.307cm">
          <draw:text-box>
            <text:p><text:span text:style-name="T1">Setup information</text:span></text:p>
          </draw:text-box>
        </draw:frame>
        <draw:frame draw:style-name="gr3" draw:text-style-name="P6" draw:layer="layout" svg:width="5.121cm" svg:height="1.827cm" svg:x="1.745cm" svg:y="13.001cm">
          <draw:text-box>
            <text:p><text:span text:style-name="T4">A</text:span><text:span text:style-name="T2">: spk path, big interval, filter;</text:span></text:p>
            <text:p><text:span text:style-name="T4">B</text:span><text:span text:style-name="T2">: spikes, binSize;</text:span></text:p>
            <text:p><text:span text:style-name="T4">C</text:span><text:span text:style-name="T2">: patterns, output filename</text:span></text:p>
            <text:p><text:span text:style-name="T4">D</text:span><text:span text:style-name="T2">: bigInterval, list of labels;</text:span></text:p>
          </draw:text-box>
        </draw:frame>
        <draw:frame draw:style-name="gr3" draw:text-style-name="P6" draw:layer="layout" svg:width="0.756cm" svg:height="0.645cm" svg:x="8.345cm" svg:y="6.401cm">
          <draw:text-box>
            <text:p><text:span text:style-name="T4">D</text:span></text:p>
          </draw:text-box>
        </draw:frame>
        <draw:frame draw:style-name="gr5" draw:layer="layout" svg:width="6.745cm" svg:height="0.646cm" svg:x="21.955cm" svg:y="19.354cm">
          <draw:text-box>
            <text:p><text:span text:style-name="T2">Nivaldo Vasconcelos, June 04, 2010.</text:span></text:p>
          </draw:text-box>
        </draw:frame>
      </draw:page>
      <draw:page draw:name="page3" draw:style-name="dp1" draw:master-page-name="Padrão">
        <draw:custom-shape draw:style-name="gr6" draw:text-style-name="P1" draw:layer="layout" svg:width="11.43cm" svg:height="6.35cm" svg:x="3.54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39cm" svg:height="3.805cm" svg:x="4.811cm" svg:y="4.21cm">
          <text:p text:style-name="P1"><text:span text:style-name="T2">DatasetHnd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502cm" svg:height="0.646cm" svg:x="6.577cm" svg:y="8.442cm">
          <draw:text-box>
            <text:p text:style-name="P7"/>
          </draw:text-box>
        </draw:frame>
        <draw:frame draw:style-name="gr7" draw:id="id17" draw:layer="layout" svg:width="0.757cm" svg:height="0.529cm" svg:x="6.593cm" svg:y="4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8cm" svg:height="2.384cm" svg:x="7.305cm" svg:y="4.84cm">
          <draw:text-box>
            <text:p>.</text:p>
            <text:p>.</text:p>
            <text:p>.</text:p>
          </draw:text-box>
        </draw:frame>
        <draw:g draw:id="id18">
          <draw:custom-shape draw:style-name="gr1" draw:text-style-name="P3" draw:layer="layout" svg:width="1.013cm" svg:height="0.629cm" svg:x="7.985cm" svg:y="4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685cm" svg:height="0.529cm" svg:x="8.149cm" svg:y="4.29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connector draw:style-name="gr8" draw:text-style-name="P1" draw:layer="layout" svg:x1="7.35cm" svg:y1="4.559cm" svg:x2="7.985cm" svg:y2="4.559cm" draw:start-shape="id17" draw:start-glue-point="1" draw:end-shape="id18" draw:end-glue-point="3" svg:d="m7350 4559h635">
          <text:p/>
        </draw:connector>
        <draw:g draw:id="id19">
          <draw:custom-shape draw:style-name="gr1" draw:text-style-name="P3" draw:layer="layout" svg:width="1.013cm" svg:height="0.629cm" svg:x="9.586cm" svg:y="4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685cm" svg:height="0.529cm" svg:x="9.75cm" svg:y="4.29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 draw:id="id21">
          <draw:custom-shape draw:style-name="gr1" draw:text-style-name="P3" draw:layer="layout" svg:width="1.013cm" svg:height="0.629cm" svg:x="12.886cm" svg:y="4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71cm" svg:height="0.529cm" svg:x="13.05cm" svg:y="4.295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3" draw:id="id20" draw:layer="layout" svg:width="1.035cm" svg:height="0.962cm" svg:x="11.16cm" svg:y="4.078cm">
          <draw:text-box>
            <text:p>...</text:p>
          </draw:text-box>
        </draw:frame>
        <draw:connector draw:style-name="gr8" draw:text-style-name="P1" draw:layer="layout" svg:x1="8.998cm" svg:y1="4.559cm" svg:x2="9.586cm" svg:y2="4.559cm" draw:start-shape="id18" draw:start-glue-point="1" draw:end-shape="id19" draw:end-glue-point="3" svg:d="m8998 4559h588">
          <text:p/>
        </draw:connector>
        <draw:connector draw:style-name="gr8" draw:text-style-name="P1" draw:layer="layout" svg:x1="10.599cm" svg:y1="4.559cm" svg:x2="11.16cm" svg:y2="4.559cm" draw:start-shape="id19" draw:start-glue-point="1" draw:end-shape="id20" draw:end-glue-point="3" svg:d="m10599 4559h561">
          <text:p/>
        </draw:connector>
        <draw:connector draw:style-name="gr8" draw:text-style-name="P1" draw:layer="layout" svg:x1="12.195cm" svg:y1="4.559cm" svg:x2="12.886cm" svg:y2="4.559cm" draw:start-shape="id20" draw:start-glue-point="1" draw:end-shape="id21" draw:end-glue-point="3" svg:d="m12195 4559h691">
          <text:p/>
        </draw:connector>
        <draw:frame draw:style-name="gr7" draw:id="id22" draw:layer="layout" svg:width="0.811cm" svg:height="0.529cm" svg:x="6.593cm" svg:y="7.2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draw:id="id23">
          <draw:custom-shape draw:style-name="gr1" draw:text-style-name="P3" draw:layer="layout" svg:width="1.013cm" svg:height="0.629cm" svg:x="7.985cm" svg:y="7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685cm" svg:height="0.529cm" svg:x="8.149cm" svg:y="7.29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connector draw:style-name="gr8" draw:text-style-name="P1" draw:layer="layout" svg:x1="7.404cm" svg:y1="7.559cm" svg:x2="7.985cm" svg:y2="7.559cm" draw:start-shape="id22" draw:start-glue-point="1" draw:end-shape="id23" draw:end-glue-point="3" svg:d="m7404 7559h581">
          <text:p/>
        </draw:connector>
        <draw:g draw:id="id24">
          <draw:custom-shape draw:style-name="gr1" draw:text-style-name="P3" draw:layer="layout" svg:width="1.013cm" svg:height="0.629cm" svg:x="9.586cm" svg:y="7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685cm" svg:height="0.529cm" svg:x="9.75cm" svg:y="7.29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 draw:id="id26">
          <draw:custom-shape draw:style-name="gr1" draw:text-style-name="P3" draw:layer="layout" svg:width="1.013cm" svg:height="0.629cm" svg:x="12.886cm" svg:y="7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782cm" svg:height="0.529cm" svg:x="13.05cm" svg:y="7.29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frame draw:style-name="gr3" draw:id="id25" draw:layer="layout" svg:width="1.035cm" svg:height="0.962cm" svg:x="11.16cm" svg:y="7.078cm">
          <draw:text-box>
            <text:p>...</text:p>
          </draw:text-box>
        </draw:frame>
        <draw:connector draw:style-name="gr8" draw:text-style-name="P1" draw:layer="layout" svg:x1="8.998cm" svg:y1="7.559cm" svg:x2="9.586cm" svg:y2="7.559cm" draw:start-shape="id23" draw:start-glue-point="1" draw:end-shape="id24" draw:end-glue-point="3" svg:d="m8998 7559h588">
          <text:p/>
        </draw:connector>
        <draw:connector draw:style-name="gr8" draw:text-style-name="P1" draw:layer="layout" svg:x1="10.599cm" svg:y1="7.559cm" svg:x2="11.16cm" svg:y2="7.559cm" draw:start-shape="id24" draw:start-glue-point="1" draw:end-shape="id25" draw:end-glue-point="3" svg:d="m10599 7559h561">
          <text:p/>
        </draw:connector>
        <draw:connector draw:style-name="gr8" draw:text-style-name="P1" draw:layer="layout" svg:x1="12.195cm" svg:y1="7.559cm" svg:x2="12.886cm" svg:y2="7.559cm" draw:start-shape="id25" draw:start-glue-point="1" draw:end-shape="id26" draw:end-glue-point="3" svg:d="m12195 7559h691">
          <text:p/>
        </draw:connector>
        <draw:frame draw:style-name="gr3" draw:text-style-name="P8" draw:layer="layout" svg:width="10.527cm" svg:height="1.673cm" svg:x="6.983cm" svg:y="1cm">
          <draw:text-box>
            <text:p text:style-name="P8">Data set Handler</text:p>
          </draw:text-box>
        </draw:frame>
        <draw:custom-shape draw:style-name="gr9" draw:text-style-name="P1" draw:id="id27" draw:layer="layout" svg:width="5.715cm" svg:height="2.54cm" svg:x="4.175cm" svg:y="10.7cm">
          <text:p text:style-name="P1">Data set bui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28" draw:layer="layout" svg:width="5.715cm" svg:height="2.54cm" svg:x="12.176cm" svg:y="10.7cm">
          <text:p text:style-name="P1">Dataset ho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29" draw:layer="layout" svg:width="5.715cm" svg:height="2.54cm" svg:x="20.477cm" svg:y="10.7cm">
          <text:p text:style-name="P1">Evalu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9.89cm" svg:y1="11.97cm" svg:x2="12.176cm" svg:y2="11.97cm" draw:start-shape="id27" draw:start-glue-point="1" draw:end-shape="id28" draw:end-glue-point="3" svg:d="m9890 11970h2286">
          <text:p/>
        </draw:connector>
        <draw:connector draw:style-name="gr8" draw:text-style-name="P1" draw:layer="layout" svg:x1="17.891cm" svg:y1="11.97cm" svg:x2="20.477cm" svg:y2="11.97cm" draw:start-shape="id28" draw:start-glue-point="1" draw:end-shape="id29" draw:end-glue-point="3" svg:d="m17891 11970h2586">
          <text:p/>
        </draw:connector>
        <draw:g>
          <draw:frame draw:style-name="gr3" draw:text-style-name="P9" draw:layer="layout" svg:width="6.598cm" svg:height="0.988cm" svg:x="15.292cm" svg:y="2.94cm">
            <draw:text-box>
              <text:p text:style-name="P9"><text:span text:style-name="T5">boolean isFull()</text:span></text:p>
            </draw:text-box>
          </draw:frame>
          <draw:custom-shape draw:style-name="gr10" draw:text-style-name="P1" draw:layer="layout" svg:width="0.33cm" svg:height="0.33cm" svg:x="14.97cm" svg:y="3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9" draw:layer="layout" svg:width="7.741cm" svg:height="0.988cm" svg:x="15.292cm" svg:y="4.14cm">
            <draw:text-box>
              <text:p text:style-name="P9"><text:span text:style-name="T5">void add(Dataset d)</text:span></text:p>
            </draw:text-box>
          </draw:frame>
          <draw:custom-shape draw:style-name="gr10" draw:text-style-name="P1" draw:layer="layout" svg:width="0.33cm" svg:height="0.33cm" svg:x="14.97cm" svg:y="4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9" draw:layer="layout" svg:width="6.979cm" svg:height="0.988cm" svg:x="15.292cm" svg:y="5.54cm">
            <draw:text-box>
              <text:p text:style-name="P9"><text:span text:style-name="T5">boolean isEmpty()</text:span></text:p>
            </draw:text-box>
          </draw:frame>
          <draw:custom-shape draw:style-name="gr10" draw:text-style-name="P1" draw:layer="layout" svg:width="0.33cm" svg:height="0.33cm" svg:x="14.97cm" svg:y="5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9" draw:layer="layout" svg:width="12.694cm" svg:height="0.988cm" svg:x="15.292cm" svg:y="6.94cm">
            <draw:text-box>
              <text:p text:style-name="P9"><text:span text:style-name="T5">Dataset getDataset(String model)</text:span></text:p>
            </draw:text-box>
          </draw:frame>
          <draw:custom-shape draw:style-name="gr10" draw:text-style-name="P1" draw:layer="layout" svg:width="0.33cm" svg:height="0.33cm" svg:x="14.97cm" svg:y="7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0" draw:layer="layout" svg:width="12.842cm" svg:height="2.063cm" svg:x="1cm" svg:y="14.97cm">
          <draw:text-box>
            <text:p text:style-name="P10"><text:span text:style-name="T6">While ( (!DataHnd.isFull()) &amp;&amp; (this.hasNextData) ) {</text:span></text:p>
            <text:p text:style-name="P10"><text:span text:style-name="T6"><text:s text:c="2"/></text:span><text:span text:style-name="T6">data = this.nextData();</text:span></text:p>
            <text:p text:style-name="P10"><text:span text:style-name="T6"><text:s text:c="2"/></text:span><text:span text:style-name="T6">d</text:span><text:span text:style-name="T7">ataHnd.add(data);</text:span></text:p>
            <text:p text:style-name="P10"><text:span text:style-name="T7">}</text:span></text:p>
          </draw:text-box>
        </draw:frame>
        <draw:frame draw:style-name="gr3" draw:text-style-name="P10" draw:layer="layout" svg:width="8.652cm" svg:height="2.516cm" svg:x="16.219cm" svg:y="15.049cm">
          <draw:text-box>
            <text:p text:style-name="P10"><text:span text:style-name="T6">While ( (!dataHnd.isEmpty() ) {</text:span></text:p>
            <text:p text:style-name="P10"><text:span text:style-name="T6"><text:s text:c="2"/></text:span><text:span text:style-name="T6">model = </text:span><text:span text:style-name="T7">dataHnd.smallestList();</text:span></text:p>
            <text:p text:style-name="P10"><text:span text:style-name="T6"><text:s text:c="2"/></text:span><text:span text:style-name="T6">data = </text:span><text:span text:style-name="T7">dataHnd.getDataset(model)</text:span><text:span text:style-name="T6">;</text:span></text:p>
            <text:p text:style-name="P10"><text:span text:style-name="T8"><text:s text:c="2"/></text:span><text:span text:style-name="T8">// ver como criar o thread aqui</text:span></text:p>
            <text:p text:style-name="P10"><text:span text:style-name="T7">}</text:span></text:p>
          </draw:text-box>
        </draw:frame>
        <draw:g>
          <draw:frame draw:style-name="gr3" draw:text-style-name="P9" draw:layer="layout" svg:width="8.503cm" svg:height="0.988cm" svg:x="15.292cm" svg:y="8.24cm">
            <draw:text-box>
              <text:p text:style-name="P9"><text:span text:style-name="T5">String smallestList()</text:span></text:p>
            </draw:text-box>
          </draw:frame>
          <draw:custom-shape draw:style-name="gr10" draw:text-style-name="P1" draw:layer="layout" svg:width="0.33cm" svg:height="0.33cm" svg:x="14.97cm" svg:y="8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10:10:53.51</meta:creation-date>
    <dc:date>2010-06-14T23:19:09</dc:date>
    <meta:editing-duration>PT01H40M50S</meta:editing-duration>
    <meta:editing-cycles>12</meta:editing-cycles>
    <meta:generator>OpenOffice.org/3.2$Unix OpenOffice.org_project/320m12$Build-9483</meta:generator>
    <meta:document-statistic meta:object-count="99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>
  <semantics>
    <msub>
      <mi>M</mi>
      <mn>0</mn>
    </msub>
    <annotation encoding="StarMath 5.0">M_{0}</annotation>
  </semantics>
</math>
</file>

<file path=Object 2/content.xml><?xml version="1.0" encoding="utf-8"?>
<math xmlns="http://www.w3.org/1998/Math/MathML">
  <semantics>
    <msub>
      <mi>M</mi>
      <mi>K</mi>
    </msub>
    <annotation encoding="StarMath 5.0">M_{K}</annotation>
  </semantics>
</math>
</file>

<file path=Object 3/content.xml><?xml version="1.0" encoding="utf-8"?>
<math xmlns="http://www.w3.org/1998/Math/MathML">
  <semantics>
    <msub>
      <mi>D</mi>
      <mn>0</mn>
    </msub>
    <annotation encoding="StarMath 5.0">D_{0}</annotation>
  </semantics>
</math>
</file>

<file path=Object 4/content.xml><?xml version="1.0" encoding="utf-8"?>
<math xmlns="http://www.w3.org/1998/Math/MathML">
  <semantics>
    <msub>
      <mi>D</mi>
      <mn>1</mn>
    </msub>
    <annotation encoding="StarMath 5.0">D_{1}</annotation>
  </semantics>
</math>
</file>

<file path=Object 5/content.xml><?xml version="1.0" encoding="utf-8"?>
<math xmlns="http://www.w3.org/1998/Math/MathML">
  <semantics>
    <msub>
      <mi>D</mi>
      <mi>L</mi>
    </msub>
    <annotation encoding="StarMath 5.0">D_{L}</annotation>
  </semantics>
</math>
</file>

<file path=Object 6/content.xml><?xml version="1.0" encoding="utf-8"?>
<math xmlns="http://www.w3.org/1998/Math/MathML">
  <semantics>
    <msub>
      <mi>D</mi>
      <mn>0</mn>
    </msub>
    <annotation encoding="StarMath 5.0">D_{0}</annotation>
  </semantics>
</math>
</file>

<file path=Object 7/content.xml><?xml version="1.0" encoding="utf-8"?>
<math xmlns="http://www.w3.org/1998/Math/MathML">
  <semantics>
    <msub>
      <mi>D</mi>
      <mn>1</mn>
    </msub>
    <annotation encoding="StarMath 5.0">D_{1}</annotation>
  </semantics>
</math>
</file>

<file path=Object 8/content.xml><?xml version="1.0" encoding="utf-8"?>
<math xmlns="http://www.w3.org/1998/Math/MathML">
  <semantics>
    <msub>
      <mi>D</mi>
      <mi>M</mi>
    </msub>
    <annotation encoding="StarMath 5.0">D_{M}</annotation>
  </semantics>
</math>
</file>